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HttpMethodIntegrationTests.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alidHttpMethodIntegrationTests.invalidHttpMetho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